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Progress-title">
      <style:graphic-properties fo:min-height="2.65cm" loext:decorative="false"/>
      <style:paragraph-properties style:writing-mode="lr-tb"/>
    </style:style>
    <style:style style:name="pr2" style:family="presentation" style:parent-style-name="Progress-subtitle">
      <style:graphic-properties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Standard_20_1-title">
      <style:graphic-properties fo:min-height="2.65cm" loext:decorative="false"/>
      <style:paragraph-properties style:writing-mode="lr-tb"/>
    </style:style>
    <style:style style:name="pr5" style:family="presentation" style:parent-style-name="Standard_20_1-outline1">
      <style:graphic-properties fo:min-height="0.101cm" loext:decorative="false"/>
      <style:paragraph-properties style:writing-mode="lr-tb"/>
    </style:style>
    <style:style style:name="pr6" style:family="presentation" style:parent-style-name="Standard_20_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Standard-title">
      <style:graphic-properties fo:min-height="2.65cm" loext:decorative="false"/>
      <style:paragraph-properties style:writing-mode="lr-tb"/>
    </style:style>
    <style:style style:name="pr8" style:family="presentation" style:parent-style-name="Standard-outline1">
      <style:graphic-properties fo:min-height="0.101cm" loext:decorative="false"/>
      <style:paragraph-properties style:writing-mode="lr-tb"/>
    </style:style>
    <style:style style:name="pr9" style:family="presentation" style:parent-style-name="Standard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Standard-title">
      <style:graphic-properties fo:min-height="0.527cm" loext:decorative="false"/>
      <style:paragraph-properties style:writing-mode="lr-tb"/>
    </style:style>
    <style:style style:name="pr11" style:family="presentation" style:parent-style-name="Standard-outline1">
      <style:graphic-properties fo:min-height="9.136cm" loext:decorative="false"/>
      <style:paragraph-properties style:writing-mode="lr-tb"/>
    </style:style>
    <style:style style:name="pr12" style:family="presentation" style:parent-style-name="Standard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layer="layout" svg:width="25cm" svg:height="2.65cm" draw:transform="skewX (-2.81036687499827E-017) rotate (0.142244334037538) translate (1.295cm 9.021cm)" presentation:class="title" presentation:user-transformed="true">
          <draw:text-box>
            <text:p>Streamingdienst</text:p>
          </draw:text-box>
        </draw:frame>
        <draw:frame presentation:style-name="pr2" draw:layer="layout" svg:width="24.957cm" svg:height="1.721cm" draw:transform="rotate (0.142244334037538) translate (1.688cm 11.524cm)">
          <draw:text-box>
            <text:p><text:author-name text:fixed="false"> </text:author-name></text:p>
          </draw:text-box>
        </draw:frame>
        <draw:frame draw:style-name="gr1" draw:text-style-name="P1" draw:layer="layout" svg:width="8.5cm" svg:height="2.5cm" draw:transform="rotate (0.142244334037538) translate (10cm 10.525cm)">
          <draw:text-box>
            <text:p>Von Alexander und Lukas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xml:id="id2" draw:id="id2">
        <office:forms form:automatic-focus="false" form:apply-design-mode="false"/>
        <draw:frame presentation:style-name="pr4" draw:layer="layout" svg:width="25cm" svg:height="2.65cm" draw:transform="skewX (-2.81036687499827E-017) rotate (0.142244334037538) translate (0.189cm 1.344cm)" presentation:class="title" presentation:user-transformed="true">
          <draw:text-box>
            <text:p>Was war die Idee?</text:p>
          </draw:text-box>
        </draw:frame>
        <draw:frame presentation:style-name="pr5" draw:layer="layout" svg:width="25.2cm" svg:height="9.135cm" svg:x="1cm" svg:y="4.365cm" presentation:class="outline" presentation:user-transformed="true">
          <draw:text-box>
            <text:list text:style-name="L3">
              <text:list-item>
                <text:p>Suchleiste für Filme implementieren</text:p>
              </text:list-item>
              <text:list-item>
                <text:p>Möglichkeit nach Name, Regisseur, FSK, Erscheinungsjahr, Genre und Länge zu suchen bzw. zu filtern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xml:id="id3" draw:id="id3">
        <office:forms form:automatic-focus="false" form:apply-design-mode="false"/>
        <draw:frame presentation:style-name="pr7" draw:layer="layout" svg:width="25cm" svg:height="2.65cm" draw:transform="skewX (-2.81036687499827E-017) rotate (0.142244334037538) translate (0.195cm 1.973cm)" presentation:class="title" presentation:user-transformed="true">
          <draw:text-box>
            <text:p>Was waren die Schwierigkeiten?</text:p>
          </draw:text-box>
        </draw:frame>
        <draw:frame presentation:style-name="pr8" draw:layer="layout" svg:width="24.639cm" svg:height="9.135cm" svg:x="1.399cm" svg:y="4.959cm" presentation:class="outline" presentation:user-transformed="true">
          <draw:text-box>
            <text:list text:style-name="L3">
              <text:list-item>
                <text:p>String und int mussten möglichst in derselben Methode verglichen werden können</text:p>
              </text:list-item>
              <text:list-item>
                <text:p>Probleme beim Suchen von Filmen in Abhängigkeit ihrer Attribute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xml:id="id4" draw:id="id4">
        <office:forms form:automatic-focus="false" form:apply-design-mode="false"/>
        <draw:frame presentation:style-name="pr10" draw:layer="layout" svg:width="24.195cm" svg:height="2.845cm" draw:transform="rotate (0.142244334037538) translate (0.146cm 1.93cm)" presentation:class="title" presentation:user-transformed="true">
          <draw:text-box>
            <text:p>Wie wurden die Schwierig-<text:line-break/>keiten beim Vergleichen gelöst?</text:p>
          </draw:text-box>
        </draw:frame>
        <draw:frame presentation:style-name="pr11" draw:layer="layout" svg:width="24.639cm" svg:height="9.135cm" svg:x="1.399cm" svg:y="4.959cm" presentation:class="outline" presentation:user-transformed="true">
          <draw:text-box>
            <text:list text:style-name="L3">
              <text:list-item>
                <text:p>Vergleichsmethoden wurden um einen String pAttribut erweitert, um herauszufinden nach welchem Attribut gefiltert wird → dadurch deutliche Komplexitätserhöhung des Codes (nicht zwingend in der Ausführung)</text:p>
              </text:list-item>
              <text:list-item>
                <text:p>Die <text:span text:style-name="T1">Klasse Comparer vergleicht die Attribute mit einer allgemeinen Vergleichsmethode pro Attribute</text:span></text:p>
              </text:list-item>
              <text:list-item>
                <text:p><text:span text:style-name="T1">Ein BinarySearchTree pro Attribut, in dem jeweils die Filme nach dem Attribut sortiert sind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xml:id="id5" draw:id="id5">
        <office:forms form:automatic-focus="false" form:apply-design-mode="false"/>
        <draw:frame presentation:style-name="pr7" draw:layer="layout" svg:width="25cm" svg:height="2.845cm" draw:transform="skewX (2.61780835756163E-017) rotate (0.142244334037538) translate (0.119cm 2.004cm)" presentation:class="title" presentation:user-transformed="true">
          <draw:text-box>
            <text:p>Wie wurden die Schwierig-<text:line-break/>keiten beim Suchen gelöst?</text:p>
          </draw:text-box>
        </draw:frame>
        <draw:frame presentation:style-name="pr11" draw:layer="layout" svg:width="24.639cm" svg:height="9.135cm" svg:x="1.399cm" svg:y="4.959cm" presentation:class="outline">
          <draw:text-box>
            <text:list text:style-name="L3">
              <text:list-item>
                <text:p>Es wird in der Suchmethode ein Film erstellt, dessen einzige Rolle es ist die suche eines Films noch dessen Attribut zu ermöglichen</text:p>
              </text:list-item>
              <text:list-item>
                <text:p>Bei dieser Herangehensweise muss trotzdem das Attribut, nach dem gesucht wird, in die Methode mit hineingegeben werden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stroke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 draw:auto-grow-height="true" fo:min-height="1.721cm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 draw:auto-grow-height="tru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stroke="none"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auto-grow-height="tru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stroke="none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draw:auto-grow-height="tru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auto-grow-height="tru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fill="solid" draw:fill-color="#b2b2b2" draw:textarea-vertical-align="middle" loext:decorative="false"/>
    </style:style>
    <style:style style:name="Mpr1" style:family="presentation" style:parent-style-name="Progress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Progress-backgroundobjects">
      <style:graphic-properties draw:fill="none" draw:fill-color="#ffffff" fo:min-height="1.087cm" loext:decorative="false"/>
      <style:paragraph-properties style:writing-mode="lr-tb"/>
    </style:style>
    <style:style style:name="Mpr3" style:family="presentation" style:parent-style-name="Progress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fill="none" draw:fill-color="#ffffff" fo:min-height="1.087cm" loext:decorative="false"/>
      <style:paragraph-properties style:writing-mode="lr-tb"/>
    </style:style>
    <style:style style:name="Mpr6" style:family="presentation" style:parent-style-name="Standard_20_1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fill="none" draw:fill-color="#ffffff" fo:min-height="1.087cm" loext:decorative="false"/>
      <style:paragraph-properties style:writing-mode="lr-tb"/>
    </style:style>
    <style:style style:name="Mpr9" style:family="presentation" style:parent-style-name="Standard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fill="none" draw:fill-color="#ffffff" fo:min-height="1.087cm" loext:decorative="false"/>
      <style:paragraph-properties style:writing-mode="lr-tb"/>
    </style:style>
    <style:style style:name="Mpr12" style:family="presentation" style:parent-style-name="Standard_20_2-backgroundobjects">
      <style:graphic-properties draw:fill="none" draw:fill-color="#ffffff" fo:min-height="1.484cm" loext:decorative="false"/>
      <style:paragraph-properties style:writing-mode="lr-tb"/>
    </style:style>
    <style:style style:name="Mpr13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="solid" draw:fill-color="#b2b2b2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 draw:fill-color="#ffffff"/>
      <style:text-properties fo:font-size="80pt" fo:font-weight="normal" style:font-size-asian="80pt" style:font-weight-asian="normal" style:font-size-complex="80pt" style:font-weight-complex="normal"/>
    </style:style>
    <style:style style:name="MT1" style:family="text">
      <style:text-properties fo:font-size="26pt" style:font-size-asian="26pt" style:font-size-complex="26pt"/>
    </style:style>
    <style:style style:name="MT2" style:family="text">
      <style:text-properties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cm" svg:height="2.65cm" draw:transform="skewX (-2.81036687499827E-017) rotate (0.142244334037538) translate (1.295cm 9.021cm)" presentation:class="title">
        <draw:text-box>
          <text:p>Format des Titeltextes durch Klicken bearbeiten</text:p>
        </draw:text-box>
      </draw:frame>
      <draw:frame presentation:style-name="Progress-outline1" draw:layer="backgroundobjects" svg:width="24.957cm" svg:height="4.762cm" draw:transform="skewX (3.13378905573492E-017) rotate (0.142244334037538) translate (1.688cm 11.524cm)" presentation:class="outline" presentation:placeholder="true">
        <draw:text-box/>
      </draw:frame>
      <draw:frame presentation:style-name="Mpr2" draw:text-style-name="MP4" draw:layer="backgroundobjects" svg:width="8cm" svg:height="1.087cm" svg:x="19.499cm" svg:y="13.649cm" presentation:class="date-time">
        <draw:text-box>
          <text:p text:style-name="MP3"><presentation:date-time/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presentation:footer/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cm" svg:height="3.55cm" svg:x="3.05cm" svg:y="12.2cm" svg:viewBox="0 0 24951 3551" draw:points="0,3551 24950,3550 24951,0">
        <text:p/>
      </draw:polygon>
      <draw:polygon draw:style-name="Mgr3" draw:text-style-name="MP5" draw:layer="backgroundobjects" svg:width="28cm" svg:height="4.191cm" svg:x="0cm" svg:y="0cm" svg:viewBox="0 0 28001 4192" draw:points="0,4192 0,0 28001,0 28001,191">
        <text:p/>
      </draw:polygon>
      <draw:frame presentation:style-name="Standard_20_1-title" draw:layer="backgroundobjects" svg:width="25cm" svg:height="2.65cm" draw:transform="skewX (-2.81036687499827E-017) rotate (0.142244334037538) translate (0.189cm 1.344cm)" presentation:class="title" presentation:placeholder="true">
        <draw:text-box/>
      </draw:frame>
      <draw:frame presentation:style-name="Standard_20_1-outline1" draw:layer="backgroundobjects" svg:width="25.2cm" svg:height="9.135cm" svg:x="1.4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presentation:date-time/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presentation:footer/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cm" svg:height="3.55cm" svg:x="3.05cm" svg:y="12.2cm" svg:viewBox="0 0 24951 3551" draw:points="0,3551 24950,3550 24951,0">
        <text:p/>
      </draw:polygon>
      <draw:polygon draw:style-name="Mgr4" draw:text-style-name="MP6" draw:layer="backgroundobjects" svg:width="28cm" svg:height="14.6cm" svg:x="0cm" svg:y="1.15cm" svg:viewBox="0 0 28001 14601" draw:points="0,14601 508,14601 28001,10664 28001,0 0,3999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cm" svg:height="2.65cm" draw:transform="skewX (-2.81036687499827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4" draw:layer="backgroundobjects" svg:width="8cm" svg:height="1.087cm" svg:x="19.499cm" svg:y="13.649cm" presentation:class="date-time">
        <draw:text-box>
          <text:p text:style-name="MP3"><presentation:date-time/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presentation:footer/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6.857cm" svg:x="0cm" svg:y="0cm" svg:viewBox="0 0 28001 6858" draw:points="0,6858 0,0 28001,0 28001,2841">
        <text:p/>
      </draw:polygon>
      <draw:frame presentation:style-name="Standard_20_2-title" draw:layer="backgroundobjects" svg:width="25cm" svg:height="2.65cm" draw:transform="skewX (-2.81036687499827E-017) rotate (0.142244334037538) translate (0.192cm 3.845cm)" presentation:class="title" presentation:placeholder="true">
        <draw:text-box/>
      </draw:frame>
      <draw:frame presentation:style-name="Mpr11" draw:text-style-name="MP4" draw:layer="backgroundobjects" svg:width="8cm" svg:height="1.087cm" svg:x="19.499cm" svg:y="13.649cm" presentation:class="date-time">
        <draw:text-box>
          <text:p text:style-name="MP3"><presentation:date-time/></text:p>
        </draw:text-box>
      </draw:frame>
      <draw:frame presentation:style-name="Mpr11" draw:text-style-name="MP4" draw:layer="backgroundobjects" svg:width="12cm" svg:height="1.087cm" svg:x="15.499cm" svg:y="14.249cm" presentation:class="footer">
        <draw:text-box>
          <text:p text:style-name="MP3"><presentation:footer/></text:p>
        </draw:text-box>
      </draw:frame>
      <draw:frame presentation:style-name="Mpr11" draw:text-style-name="MP4" draw:layer="backgroundobjects" svg:width="7cm" svg:height="1.087cm" svg:x="20.499cm" svg:y="12.749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4" draw:text-style-name="MP6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frame draw:style-name="Mgr1" draw:text-style-name="MP7" draw:layer="backgroundobjects" svg:width="1.778cm" svg:height="3.405cm" svg:x="0.761cm" svg:y="7.665cm">
        <draw:text-box>
          <text:p><text:span text:style-name="MT2">“</text:span></text:p>
        </draw:text-box>
      </draw:frame>
      <draw:frame draw:style-name="Mgr1" draw:text-style-name="MP8" draw:layer="backgroundobjects" svg:width="1.778cm" svg:height="3.405cm" svg:x="25.599cm" svg:y="9.771cm">
        <draw:text-box>
          <text:p><text:span text:style-name="MT2">”</text:span></text:p>
        </draw:text-box>
      </draw:frame>
      <draw:frame presentation:style-name="Standard_20_2-outline1" draw:layer="backgroundobjects" svg:width="24.04cm" svg:height="6.909cm" draw:transform="rotate (0.188495559215388) translate (1.549cm 7.769cm)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11T14:01:58.903726300</meta:creation-date>
    <dc:description>This work is licensed under a Creative Commons 0 License.
It makes use of the works of William Gathoye.</dc:description>
    <meta:generator>LibreOffice/25.8.5.2$Windows_X86_64 LibreOffice_project/9c8b85f387cc00a89945a79c9e6239f32e450ac2</meta:generator>
    <dc:title>Progress</dc:title>
    <meta:editing-duration>PT2M19S</meta:editing-duration>
    <meta:editing-cycles>2</meta:editing-cycles>
    <dc:date>2026-03-11T14:26:01.984314300</dc:date>
    <meta:document-statistic meta:object-count="85"/>
  </office:meta>
</office:document-meta>
</file>